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FDAction">
      <style:graphic-properties draw:textarea-vertical-align="middle" draw:auto-grow-height="false"/>
    </style:style>
    <style:style style:name="gr2" style:family="graphic" style:parent-style-name="DFDInterface">
      <style:graphic-properties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a-diagram">
        <office:forms form:automatic-focus="false" form:apply-design-mode="false"/>
        <draw:custom-shape draw:style-name="gr1" draw:text-style-name="P1" xml:id="id1" draw:id="id1" draw:layer="layout" svg:width="5.2cm" svg:height="1.8cm" svg:x="18cm" svg:y="13.2cm">
          <text:p text:style-name="P1">BestandS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cm" svg:height="1.6cm" svg:x="12.4cm" svg:y="4.4cm">
          <text:p text:style-name="P1">Monitoring-</text:p>
          <text:p text:style-name="P1">Nutz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4cm" svg:height="1.2cm" svg:x="4.6cm" svg:y="15.8cm">
          <text:p text:style-name="P1">Suche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cm" svg:height="1.4cm" svg:x="23.6cm" svg:y="3.4cm">
          <text:p text:style-name="P1">Medienverwal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cm" svg:height="1.4cm" svg:x="34.2cm" svg:y="12.6cm">
          <text:p text:style-name="P1">Rechteverwal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6cm" svg:height="1.4cm" svg:x="22.6cm" svg:y="19.4cm">
          <text:p text:style-name="P1">Ausleiher</text:p>
          <draw:enhanced-geometry svg:viewBox="0 0 21600 21600" draw:type="rectangle" draw:enhanced-path="M 0 0 L 21600 0 21600 21600 0 21600 0 0 Z N"/>
        </draw:custom-shape>
        <draw:connector draw:style-name="DFDDataFlow" draw:text-style-name="P1" draw:layer="layout" draw:type="curve" svg:x1="18.761cm" svg:y1="13.463cm" svg:x2="14.4cm" svg:y2="6cm" draw:start-shape="id1" draw:start-glue-point="5" draw:end-shape="id2" svg:d="m18761 13463c0-5794-4361-2063-4361-7463">
          <text:p text:style-name="P1">Status</text:p>
        </draw:connector>
        <draw:connector draw:style-name="DFDDataFlow" draw:text-style-name="P1" draw:layer="layout" draw:type="curve" svg:x1="18cm" svg:y1="14.1cm" svg:x2="6.8cm" svg:y2="15.8cm" draw:start-shape="id1" draw:start-glue-point="6" draw:end-shape="id3" draw:end-glue-point="0" svg:d="m18000 14100c-7467 0-11200 566-11200 1700">
          <text:p text:style-name="P1">Mediendaten</text:p>
        </draw:connector>
        <draw:connector draw:style-name="DFDDataFlow" draw:text-style-name="P1" draw:layer="layout" draw:type="curve" svg:x1="9cm" svg:y1="16.4cm" svg:x2="18.761cm" svg:y2="14.737cm" draw:start-shape="id3" draw:start-glue-point="1" draw:end-shape="id1" draw:end-glue-point="7" svg:d="m9000 16400c6508 0 9761-554 9761-1663">
          <text:p text:style-name="P1">Suchdaten</text:p>
        </draw:connector>
        <draw:connector draw:style-name="DFDDataFlow" draw:text-style-name="P1" draw:layer="layout" draw:type="curve" svg:x1="26.1cm" svg:y1="4.8cm" svg:x2="20.6cm" svg:y2="13.2cm" draw:start-shape="id4" draw:start-glue-point="2" draw:end-shape="id1" draw:end-glue-point="4" svg:d="m26100 4800c0 6300-5500 2100-5500 8400">
          <text:p text:style-name="P1">Mediendaten</text:p>
        </draw:connector>
        <draw:connector draw:style-name="DFDDataFlow" draw:text-style-name="P1" draw:layer="layout" draw:type="curve" svg:x1="34.2cm" svg:y1="13.3cm" svg:x2="23.2cm" svg:y2="14.1cm" draw:start-shape="id5" draw:start-glue-point="3" draw:end-shape="id1" draw:end-glue-point="10" svg:d="m34200 13300c-8248 0-2749 800-11000 800">
          <text:p text:style-name="P1">Gruppendaten | Medienrechte</text:p>
        </draw:connector>
        <draw:connector draw:style-name="DFDDataFlow" draw:text-style-name="P1" draw:layer="layout" draw:type="curve" svg:x1="20.6cm" svg:y1="15cm" svg:x2="22.6cm" svg:y2="20.1cm" draw:start-shape="id1" draw:start-glue-point="8" draw:end-shape="id6" draw:end-glue-point="3" svg:d="m20600 15000c0 3400 666 5100 2000 5100">
          <text:p text:style-name="P1">Warnung | Mahnung</text:p>
        </draw:connector>
        <draw:connector draw:style-name="gr3" draw:text-style-name="P1" draw:layer="layout" draw:type="curve" svg:x1="22.439cm" svg:y1="14.737cm" svg:x2="25.6cm" svg:y2="19.4cm" draw:start-shape="id1" draw:start-glue-point="9" draw:end-shape="id6" draw:end-glue-point="0" svg:d="m22439 14737c0 3696 3161 1365 3161 4663">
          <text:p text:style-name="P1">Medium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1cm" svg:stroke-color="#666666" draw:marker-start-width="0.22cm" draw:marker-start-center="false" draw:marker-end-width="0.22cm" draw:marker-end-center="false" draw:fill="solid" draw:fill-color="#e6e6f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UmePlus P Gothic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draw:marker-start-width="0.22cm" draw:marker-end-width="0.22cm" draw:fill="none" draw:fill-gradient-name="Gradient_20_8" draw:fill-hatch-name="Hatching_20_46" draw:fill-image-name="Bitmape_20_1" draw:textarea-vertical-align="midd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7" draw:fill-hatch-name="Hatching_20_46" draw:fill-image-name="Bitmape_20_1" draw:textarea-horizontal-align="left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FDStorage" style:family="graphic" style:parent-style-name="objectwithoutfill">
      <style:graphic-properties svg:stroke-width="0.05cm" draw:marker-start-width="0.31cm" draw:marker-end-width="0.31cm"/>
      <style:paragraph-properties>
        <style:tab-stops/>
      </style:paragraph-properties>
    </style:style>
    <style:style style:name="DFDAction" style:family="graphic" style:parent-style-name="standard">
      <style:graphic-properties draw:fill-color="#ffff99"/>
    </style:style>
    <style:style style:name="DFDInterface" style:family="graphic" style:parent-style-name="standard">
      <style:graphic-properties draw:fill-color="#ccffff" draw:fill-gradient-name="Gradient_20_7" draw:fill-hatch-name="Hatching_20_46" draw:fill-image-name="Bitmape_20_1"/>
    </style:style>
    <style:style style:name="DFDDataFlow" style:family="graphic" style:parent-style-name="objectwithoutfill">
      <style:graphic-properties draw:marker-start-center="false" draw:marker-end="Arrow" draw:marker-end-width="0.32cm" draw:marker-end-center="false" draw:textarea-horizontal-align="cente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a-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5T12:42:31</meta:creation-date>
    <meta:generator>LibreOffice/3.5$Linux_X86_64 LibreOffice_project/350m1$Build-2</meta:generator>
    <meta:editing-duration>PT2M15S</meta:editing-duration>
    <meta:editing-cycles>2</meta:editing-cycles>
    <dc:date>2014-12-05T13:01:06</dc:date>
    <meta:document-statistic meta:object-count="13"/>
  </office:meta>
</office:document-meta>
</file>